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ython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ython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ython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ython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ythonGenerator.modifiedSince( long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ythonGenerato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